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226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zon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rrival station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departure tim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>
            <text:p>departure locatio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string" calcext:value-type="string">
            <text:p>departure platform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rrival location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string" calcext:value-type="string">
            <text:p>departure tr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departure statio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departure date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/>
          <table:table-cell table:style-name="Default" table:formula="of:=[.B3]*[.B9]*[.B12]*[.B15]*[.B18]*[.B20]" office:value-type="float" office:value="622670335901" calcext:value-type="float">
            <text:p>622670335901</text:p>
          </table:table-cell>
        </table:table-row>
        <table:table-row table:style-name="ro1" table:number-rows-repeated="6">
          <table:table-cell/>
          <table:table-cell table:style-name="ce3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20:57:49.476000000</meta:creation-date>
    <dc:date>2020-12-15T21:25:06.826000000</dc:date>
    <meta:editing-duration>PT27M12S</meta:editing-duration>
    <meta:editing-cycles>13</meta:editing-cycles>
    <meta:generator>LibreOffice/6.3.3.2$Windows_X86_64 LibreOffice_project/a64200df03143b798afd1ec74a12ab50359878ed</meta:generator>
    <meta:document-statistic meta:table-count="1" meta:cell-count="35" meta:object-count="0"/>
  </office:meta>
</office:document-meta>
</file>